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2.9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rkusz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>
            <text:p>wartość[PLN]</text:p>
          </table:table-cell>
          <table:table-cell office:value-type="string">
            <text:p>prawo własności</text:p>
          </table:table-cell>
          <table:table-cell office:value-type="string">
            <text:p>powierzchnia[m^2]</text:p>
          </table:table-cell>
          <table:table-cell office:value-type="string">
            <text:p>czy współwłasność</text:p>
          </table:table-cell>
          <table:table-cell office:value-type="string">
            <text:p>województwo</text:p>
          </table:table-cell>
          <table:table-cell office:value-type="string">
            <text:p>lokalizacja</text:p>
          </table:table-cell>
          <table:table-cell office:value-type="string">
            <text:p>wiek nieruchomości</text:p>
          </table:table-cell>
          <table:table-cell office:value-type="string">
            <text:p>opis</text:p>
          </table:table-cell>
        </table:table-row>
        <table:table-row table:style-name="ro2">
          <table:table-cell office:value-type="float" office:value="250000">
            <text:p>250 000</text:p>
          </table:table-cell>
          <table:table-cell office:value-type="string">
            <text:p>Spółdzielcze prawo własności</text:p>
          </table:table-cell>
          <table:table-cell office:value-type="float" office:value="25">
            <text:p>25</text:p>
          </table:table-cell>
          <table:table-cell office:value-type="string">
            <text:p>nie</text:p>
          </table:table-cell>
          <table:table-cell office:value-type="string">
            <text:p>mazowieckie</text:p>
          </table:table-cell>
          <table:table-cell office:value-type="string">
            <text:p>warszawa bemowo</text:p>
          </table:table-cell>
          <table:table-cell office:value-type="float" office:value="35">
            <text:p>35</text:p>
          </table:table-cell>
          <table:table-cell office:value-type="string">
            <text:p>mieszkanie wykończone od podstaw, nowa aranżacja, tynki, glazura</text:p>
          </table:table-cell>
        </table:table-row>
        <table:table-row table:style-name="ro3">
          <table:table-cell office:value-type="float" office:value="325000">
            <text:p>325 000</text:p>
          </table:table-cell>
          <table:table-cell office:value-type="string">
            <text:p>prawo własności</text:p>
          </table:table-cell>
          <table:table-cell office:value-type="float" office:value="48">
            <text:p>48</text:p>
          </table:table-cell>
          <table:table-cell office:value-type="string">
            <text:p>tak</text:p>
          </table:table-cell>
          <table:table-cell office:value-type="string">
            <text:p>mazowieckie</text:p>
          </table:table-cell>
          <table:table-cell office:value-type="string">
            <text:p>warszawa rembertów</text:p>
          </table:table-cell>
          <table:table-cell office:value-type="float" office:value="8">
            <text:p>8</text:p>
          </table:table-cell>
          <table:table-cell table:style-name="ce2" office:value-type="string">
            <text:p>Mieszkanie przestrzenne o ładnym rozkładzie, ciepłe , widne. Bardzo dobry standard wykończenia. Meble w kuchni robione na wymiar. </text:p>
          </table:table-cell>
        </table:table-row>
        <table:table-row table:style-name="ro4">
          <table:table-cell office:value-type="float" office:value="2050000">
            <text:p>2 050 000</text:p>
          </table:table-cell>
          <table:table-cell office:value-type="string">
            <text:p>prawo własności</text:p>
          </table:table-cell>
          <table:table-cell office:value-type="float" office:value="230">
            <text:p>230</text:p>
          </table:table-cell>
          <table:table-cell office:value-type="string">
            <text:p>nie</text:p>
          </table:table-cell>
          <table:table-cell office:value-type="string">
            <text:p>mazowieckie</text:p>
          </table:table-cell>
          <table:table-cell office:value-type="string">
            <text:p>warszawa wilanów</text:p>
          </table:table-cell>
          <table:table-cell office:value-type="float" office:value="8">
            <text:p>8</text:p>
          </table:table-cell>
          <table:table-cell table:style-name="ce2" office:value-type="string">
            <text:p>Idealnie utrzymany dom położony w bardzo atrakcyjnej, spokojnej i cichej lokalizacji w Wilanowie. </text:p>
          </table:table-cell>
        </table:table-row>
        <table:table-row table:style-name="ro2">
          <table:table-cell office:value-type="float" office:value="440000">
            <text:p>440 000</text:p>
          </table:table-cell>
          <table:table-cell office:value-type="string">
            <text:p>prawo własności</text:p>
          </table:table-cell>
          <table:table-cell office:value-type="float" office:value="220">
            <text:p>220</text:p>
          </table:table-cell>
          <table:table-cell office:value-type="string">
            <text:p>tak</text:p>
          </table:table-cell>
          <table:table-cell office:value-type="string">
            <text:p>pomorskie</text:p>
          </table:table-cell>
          <table:table-cell office:value-type="string">
            <text:p>bydgoszcz</text:p>
          </table:table-cell>
          <table:table-cell office:value-type="float" office:value="32">
            <text:p>32</text:p>
          </table:table-cell>
          <table:table-cell table:style-name="ce2" office:value-type="string">
            <text:p>dom jednorodzinny wolno stojący, bardzo dobry i szybki dojazd do centrum Bydgoszczy</text:p>
          </table:table-cell>
        </table:table-row>
        <table:table-row table:style-name="ro2">
          <table:table-cell office:value-type="float" office:value="240000">
            <text:p>240 000</text:p>
          </table:table-cell>
          <table:table-cell office:value-type="string">
            <text:p>prawo własności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zachodniopomorskie</text:p>
          </table:table-cell>
          <table:table-cell office:value-type="string">
            <text:p>świnoujście</text:p>
          </table:table-cell>
          <table:table-cell office:value-type="float" office:value="20">
            <text:p>20</text:p>
          </table:table-cell>
          <table:table-cell table:style-name="ce2" office:value-type="string">
            <text:p>W Kurorcie Świnoujście w Centrum do sprzedaży przytulne i ciepłe mieszkanie 3 pokojowe z oddzielną kuchnią, po generalnym remoncie </text:p>
          </table:table-cell>
        </table:table-row>
        <table:table-row table:style-name="ro2" table:number-rows-repeated="1048569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7">07.10.2015</text:date>, <text:time>10:51:2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09:25:39.61</meta:creation-date>
    <meta:generator>OpenOffice/4.1.1$Win32 OpenOffice.org_project/411m6$Build-9775</meta:generator>
    <dc:date>2015-10-07T10:51:25.27</dc:date>
    <meta:editing-duration>PT1H25M45S</meta:editing-duration>
    <meta:editing-cycles>1</meta:editing-cycles>
    <meta:document-statistic meta:table-count="3" meta:cell-count="47" meta:object-count="0"/>
  </office:meta>
</office:document-meta>
</file>